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8E0000003C9BB9820EA02DEC88.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420000006758D9491B06A0F7DE.png" manifest:media-type="image/png"/>
  <manifest:file-entry manifest:full-path="Pictures/10000201000000A3000001651B4B7B6DDABDE9AC.png" manifest:media-type="image/png"/>
  <manifest:file-entry manifest:full-path="Pictures/100000000000006D000000669964B84EAE4A4810.png" manifest:media-type="image/png"/>
  <manifest:file-entry manifest:full-path="Pictures/10000000000000FC0000008299844563A184CF3B.png" manifest:media-type="image/png"/>
  <manifest:file-entry manifest:full-path="Pictures/1000000000000374000000735C9A3BE6E3EEF920.png" manifest:media-type="image/png"/>
  <manifest:file-entry manifest:full-path="Pictures/1000000000000380000000BE0259E180FB398D61.png" manifest:media-type="image/png"/>
  <manifest:file-entry manifest:full-path="Pictures/10000201000003950000006BCED906A330FCF1E7.png" manifest:media-type="image/png"/>
  <manifest:file-entry manifest:full-path="Pictures/100002010000039200000127FE1981D4C512886A.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text-properties style:font-name="Times New Roman" officeooo:rsid="02c07c14" officeooo:paragraph-rsid="02c07c14"/>
    </style:style>
    <style:style style:name="P3" style:family="paragraph" style:parent-style-name="Text_20_body" style:list-style-name="L1">
      <style:text-properties style:font-name="Times New Roman" officeooo:rsid="02c07c14" officeooo:paragraph-rsid="02d79272"/>
    </style:style>
    <style:style style:name="P4" style:family="paragraph" style:parent-style-name="Text_20_body" style:list-style-name="L1">
      <style:text-properties style:font-name="Times New Roman" officeooo:rsid="02c694e2" officeooo:paragraph-rsid="02c694e2"/>
    </style:style>
    <style:style style:name="P5" style:family="paragraph" style:parent-style-name="Text_20_body" style:list-style-name="L2">
      <style:text-properties style:font-name="Times New Roman" officeooo:rsid="02c25302" officeooo:paragraph-rsid="02c25302"/>
    </style:style>
    <style:style style:name="P6" style:family="paragraph" style:parent-style-name="Text_20_body" style:list-style-name="L3">
      <style:text-properties officeooo:rsid="02d35e24" officeooo:paragraph-rsid="02d35e24"/>
    </style:style>
    <style:style style:name="P7" style:family="paragraph" style:parent-style-name="Heading_20_1">
      <style:paragraph-properties fo:break-before="page"/>
      <style:text-properties officeooo:rsid="01ad83bc" officeooo:paragraph-rsid="01ad83bc"/>
    </style:style>
    <style:style style:name="P8" style:family="paragraph" style:parent-style-name="Text_20_body">
      <style:text-properties officeooo:rsid="02c6c633" officeooo:paragraph-rsid="02c6c633"/>
    </style:style>
    <style:style style:name="P9" style:family="paragraph" style:parent-style-name="Text_20_body" style:list-style-name="L4">
      <style:text-properties fo:font-weight="normal" officeooo:rsid="02c7223e" officeooo:paragraph-rsid="02c7223e" style:font-weight-asian="normal" style:font-weight-complex="normal"/>
    </style:style>
    <style:style style:name="P10" style:family="paragraph" style:parent-style-name="Heading_20_2">
      <style:paragraph-properties fo:text-align="start" style:justify-single-word="false"/>
      <style:text-properties officeooo:rsid="02cda2b6" officeooo:paragraph-rsid="02cda2b6"/>
    </style:style>
    <style:style style:name="P11" style:family="paragraph" style:parent-style-name="Heading_20_2">
      <style:paragraph-properties fo:text-align="start" style:justify-single-word="false"/>
      <style:text-properties style:font-name="Times New Roman" officeooo:rsid="02cda2b6" officeooo:paragraph-rsid="02cda2b6"/>
    </style:style>
    <style:style style:name="P12" style:family="paragraph" style:parent-style-name="Text_20_body">
      <style:paragraph-properties fo:text-align="start" style:justify-single-word="false"/>
      <style:text-properties style:font-name="Times New Roman" officeooo:rsid="02cda2b6" officeooo:paragraph-rsid="02cda2b6"/>
    </style:style>
    <style:style style:name="P13" style:family="paragraph" style:parent-style-name="Text_20_body">
      <style:text-properties officeooo:rsid="02d0c423" officeooo:paragraph-rsid="02d0c423"/>
    </style:style>
    <style:style style:name="P14" style:family="paragraph" style:parent-style-name="Text_20_body">
      <style:text-properties officeooo:rsid="02d5c322" officeooo:paragraph-rsid="02d5c322"/>
    </style:style>
    <style:style style:name="P15" style:family="paragraph" style:parent-style-name="Heading_20_2">
      <style:paragraph-properties fo:break-before="page"/>
    </style:style>
    <style:style style:name="P16" style:family="paragraph" style:parent-style-name="Text_20_body">
      <style:text-properties officeooo:rsid="02d802d1" officeooo:paragraph-rsid="02d802d1"/>
    </style:style>
    <style:style style:name="P17" style:family="paragraph" style:parent-style-name="Text_20_body">
      <style:text-properties fo:font-weight="bold" officeooo:rsid="02d802d1" officeooo:paragraph-rsid="02d802d1" style:font-weight-asian="bold" style:font-weight-complex="bold"/>
    </style:style>
    <style:style style:name="P18" style:family="paragraph" style:parent-style-name="Text_20_body">
      <style:text-properties style:font-name="Times New Roman" officeooo:rsid="02c07c14"/>
    </style:style>
    <style:style style:name="P19" style:family="paragraph" style:parent-style-name="Text_20_body">
      <style:text-properties officeooo:rsid="02dc17bd" officeooo:paragraph-rsid="02dc17bd"/>
    </style:style>
    <style:style style:name="P20" style:family="paragraph" style:parent-style-name="Text_20_body">
      <style:text-properties officeooo:rsid="02833bab" officeooo:paragraph-rsid="02833bab"/>
    </style:style>
    <style:style style:name="P21" style:family="paragraph" style:parent-style-name="Footer">
      <style:paragraph-properties fo:text-align="end" style:justify-single-word="false"/>
    </style:style>
    <style:style style:name="P2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3" style:family="paragraph" style:parent-style-name="Standard">
      <style:paragraph-properties fo:text-align="start" style:justify-single-word="false"/>
      <style:text-properties officeooo:rsid="0002d659" officeooo:paragraph-rsid="0002d659"/>
    </style:style>
    <style:style style:name="P24" style:family="paragraph" style:parent-style-name="Standard">
      <style:text-properties officeooo:rsid="000b5804" officeooo:paragraph-rsid="003596f7"/>
    </style:style>
    <style:style style:name="P25" style:family="paragraph" style:parent-style-name="Text_20_body">
      <style:text-properties style:font-name="Times New Roman" officeooo:rsid="03135e54" officeooo:paragraph-rsid="03286a0b"/>
    </style:style>
    <style:style style:name="P26" style:family="paragraph" style:parent-style-name="Text_20_body">
      <style:text-properties fo:font-weight="bold" officeooo:rsid="032778eb" officeooo:paragraph-rsid="032778eb" style:font-weight-asian="bold" style:font-weight-complex="bold"/>
    </style:style>
    <style:style style:name="P27" style:family="paragraph" style:parent-style-name="Text_20_body">
      <style:text-properties officeooo:rsid="02833bab" officeooo:paragraph-rsid="02833bab"/>
    </style:style>
    <style:style style:name="P28" style:family="paragraph" style:parent-style-name="Text_20_body">
      <style:text-properties officeooo:paragraph-rsid="01756fef"/>
    </style:style>
    <style:style style:name="P29" style:family="paragraph" style:parent-style-name="Text_20_body">
      <style:text-properties officeooo:rsid="01dd4f45" officeooo:paragraph-rsid="01dd4f45"/>
    </style:style>
    <style:style style:name="P30" style:family="paragraph" style:parent-style-name="Text_20_body">
      <style:text-properties officeooo:paragraph-rsid="01edcf44"/>
    </style:style>
    <style:style style:name="P31" style:family="paragraph" style:parent-style-name="Text_20_body">
      <style:text-properties officeooo:rsid="0036a586" officeooo:paragraph-rsid="0176446b"/>
    </style:style>
    <style:style style:name="P32" style:family="paragraph" style:parent-style-name="Text_20_body">
      <style:text-properties officeooo:rsid="03159d24" officeooo:paragraph-rsid="03159d24"/>
    </style:style>
    <style:style style:name="P33" style:family="paragraph" style:parent-style-name="Text_20_body">
      <style:text-properties officeooo:paragraph-rsid="031e5fb3"/>
    </style:style>
    <style:style style:name="P34" style:family="paragraph" style:parent-style-name="Text_20_body">
      <style:text-properties officeooo:rsid="031ff9cb" officeooo:paragraph-rsid="031ff9cb"/>
    </style:style>
    <style:style style:name="P35" style:family="paragraph" style:parent-style-name="Text_20_body">
      <style:text-properties officeooo:rsid="0326c946" officeooo:paragraph-rsid="0326c946"/>
    </style:style>
    <style:style style:name="P36" style:family="paragraph" style:parent-style-name="Text_20_body">
      <style:text-properties officeooo:rsid="032778eb" officeooo:paragraph-rsid="032778eb"/>
    </style:style>
    <style:style style:name="P37" style:family="paragraph" style:parent-style-name="Text_20_body">
      <style:text-properties officeooo:rsid="0330767a" officeooo:paragraph-rsid="0330767a"/>
    </style:style>
    <style:style style:name="P38" style:family="paragraph" style:parent-style-name="Text_20_body">
      <style:text-properties officeooo:rsid="0332276e" officeooo:paragraph-rsid="0332276e"/>
    </style:style>
    <style:style style:name="P39" style:family="paragraph" style:parent-style-name="Heading">
      <style:paragraph-properties fo:text-align="center" style:justify-single-word="false"/>
      <style:text-properties fo:font-weight="bold" style:font-weight-asian="bold" style:font-weight-complex="bold"/>
    </style:style>
    <style:style style:name="P40" style:family="paragraph" style:parent-style-name="Index">
      <style:paragraph-properties fo:text-align="start" style:justify-single-word="false"/>
      <style:text-properties officeooo:rsid="0002d659" officeooo:paragraph-rsid="0002d659"/>
    </style:style>
    <style:style style:name="P41" style:family="paragraph" style:parent-style-name="Index">
      <style:paragraph-properties fo:text-align="start" style:justify-single-word="false"/>
      <style:text-properties officeooo:paragraph-rsid="0002d659"/>
    </style:style>
    <style:style style:name="P42" style:family="paragraph" style:parent-style-name="Text_20_body">
      <style:text-properties style:font-name="Times New Roman" officeooo:rsid="02c07c14"/>
    </style:style>
    <style:style style:name="P43" style:family="paragraph" style:parent-style-name="Text_20_body" style:list-style-name="L1">
      <style:text-properties style:font-name="Times New Roman" officeooo:rsid="02c07c14" officeooo:paragraph-rsid="02c07c14"/>
    </style:style>
    <style:style style:name="P44" style:family="paragraph" style:parent-style-name="Text_20_body" style:list-style-name="L1">
      <style:text-properties style:font-name="Times New Roman" officeooo:rsid="02c07c14" officeooo:paragraph-rsid="02d79272"/>
    </style:style>
    <style:style style:name="P45" style:family="paragraph" style:parent-style-name="Text_20_body" style:list-style-name="L1">
      <style:text-properties style:font-name="Times New Roman" officeooo:rsid="02c694e2" officeooo:paragraph-rsid="02c694e2"/>
    </style:style>
    <style:style style:name="P46" style:family="paragraph" style:parent-style-name="Text_20_body" style:list-style-name="L2">
      <style:text-properties style:font-name="Times New Roman" officeooo:rsid="02c25302" officeooo:paragraph-rsid="02c25302"/>
    </style:style>
    <style:style style:name="P47" style:family="paragraph" style:parent-style-name="Text_20_body" style:list-style-name="L5">
      <style:text-properties style:font-name="Times New Roman" officeooo:rsid="03135e54" officeooo:paragraph-rsid="03135e54"/>
    </style:style>
    <style:style style:name="P48" style:family="paragraph" style:parent-style-name="Text_20_body" style:list-style-name="L6">
      <style:text-properties style:font-name="Times New Roman" officeooo:rsid="03135e54" officeooo:paragraph-rsid="03135e54"/>
    </style:style>
    <style:style style:name="P49" style:family="paragraph" style:parent-style-name="Text_20_body" style:list-style-name="L7">
      <style:text-properties style:font-name="Times New Roman" style:text-underline-style="none" officeooo:rsid="02c07c14" officeooo:paragraph-rsid="03135e54"/>
    </style:style>
    <style:style style:name="P50" style:family="paragraph" style:parent-style-name="Text_20_body" style:list-style-name="L8">
      <style:text-properties style:font-name="Times New Roman" officeooo:rsid="016f9575" officeooo:paragraph-rsid="030b3fb7"/>
    </style:style>
    <style:style style:name="P51" style:family="paragraph" style:parent-style-name="Text_20_body" style:list-style-name="L8">
      <style:text-properties style:font-name="Times New Roman" officeooo:rsid="016f9575" officeooo:paragraph-rsid="016f9575"/>
    </style:style>
    <style:style style:name="P52" style:family="paragraph" style:parent-style-name="Text_20_body" style:list-style-name="L8">
      <style:text-properties style:font-name="Times New Roman" officeooo:rsid="016f9575" officeooo:paragraph-rsid="032ec10b"/>
    </style:style>
    <style:style style:name="P53" style:family="paragraph" style:parent-style-name="Text_20_body" style:list-style-name="L9">
      <style:text-properties style:font-name="Times New Roman"/>
    </style:style>
    <style:style style:name="P54" style:family="paragraph" style:parent-style-name="Text_20_body">
      <style:paragraph-properties fo:text-align="start" style:justify-single-word="false"/>
      <style:text-properties style:font-name="Times New Roman" officeooo:rsid="02cda2b6" officeooo:paragraph-rsid="02cda2b6"/>
    </style:style>
    <style:style style:name="P55" style:family="paragraph" style:parent-style-name="Text_20_body" style:list-style-name="L3">
      <style:text-properties officeooo:rsid="02d35e24" officeooo:paragraph-rsid="02d35e24"/>
    </style:style>
    <style:style style:name="P56" style:family="paragraph" style:parent-style-name="Text_20_body" style:list-style-name="L4">
      <style:text-properties fo:font-weight="normal" officeooo:rsid="02c7223e" officeooo:paragraph-rsid="02c7223e" style:font-weight-asian="normal" style:font-weight-complex="normal"/>
    </style:style>
    <style:style style:name="P57" style:family="paragraph" style:parent-style-name="Text_20_body" style:list-style-name="L9">
      <style:text-properties officeooo:rsid="016f9575" officeooo:paragraph-rsid="017e1ebe"/>
    </style:style>
    <style:style style:name="P58" style:family="paragraph" style:parent-style-name="Text_20_body" style:list-style-name="L9">
      <style:text-properties officeooo:rsid="016f9575" officeooo:paragraph-rsid="018eb969"/>
    </style:style>
    <style:style style:name="P59" style:family="paragraph" style:parent-style-name="Text_20_body" style:list-style-name="L9">
      <style:text-properties officeooo:rsid="017e1ebe" officeooo:paragraph-rsid="018eb969"/>
    </style:style>
    <style:style style:name="P60" style:family="paragraph" style:parent-style-name="Text_20_body" style:list-style-name="L9">
      <style:text-properties officeooo:rsid="01826807" officeooo:paragraph-rsid="01826807"/>
    </style:style>
    <style:style style:name="P61" style:family="paragraph" style:parent-style-name="Text_20_body" style:list-style-name="L9">
      <style:text-properties officeooo:rsid="017f737c" officeooo:paragraph-rsid="017f737c"/>
    </style:style>
    <style:style style:name="P62" style:family="paragraph" style:parent-style-name="Text_20_body" style:list-style-name="L9">
      <style:text-properties officeooo:rsid="017ff7c0" officeooo:paragraph-rsid="017ff7c0"/>
    </style:style>
    <style:style style:name="P63" style:family="paragraph" style:parent-style-name="Text_20_body">
      <style:text-properties officeooo:rsid="02c6c633" officeooo:paragraph-rsid="02c6c633"/>
    </style:style>
    <style:style style:name="P64" style:family="paragraph" style:parent-style-name="Text_20_body">
      <style:text-properties officeooo:rsid="02d0c423" officeooo:paragraph-rsid="02d0c423"/>
    </style:style>
    <style:style style:name="P65" style:family="paragraph" style:parent-style-name="Text_20_body">
      <style:text-properties officeooo:rsid="02d5c322" officeooo:paragraph-rsid="02d5c322"/>
    </style:style>
    <style:style style:name="P66" style:family="paragraph" style:parent-style-name="Text_20_body">
      <style:text-properties officeooo:rsid="02d802d1" officeooo:paragraph-rsid="02d802d1"/>
    </style:style>
    <style:style style:name="P67" style:family="paragraph" style:parent-style-name="Text_20_body">
      <style:text-properties fo:font-weight="bold" officeooo:rsid="02d802d1" officeooo:paragraph-rsid="02d802d1" style:font-weight-asian="bold" style:font-weight-complex="bold"/>
    </style:style>
    <style:style style:name="P68" style:family="paragraph" style:parent-style-name="Text_20_body">
      <style:text-properties officeooo:rsid="02dc17bd" officeooo:paragraph-rsid="02dc17bd"/>
    </style:style>
    <style:style style:name="P69" style:family="paragraph" style:parent-style-name="Text_20_body">
      <style:text-properties officeooo:rsid="02833bab" officeooo:paragraph-rsid="02833bab"/>
    </style:style>
    <style:style style:name="P70" style:family="paragraph" style:parent-style-name="Text_20_body">
      <style:text-properties officeooo:rsid="0339403e" officeooo:paragraph-rsid="0339403e"/>
    </style:style>
    <style:style style:name="P71" style:family="paragraph" style:parent-style-name="Text_20_body">
      <style:text-properties officeooo:rsid="03159d24" officeooo:paragraph-rsid="03159d24"/>
    </style:style>
    <style:style style:name="P72" style:family="paragraph" style:parent-style-name="Text_20_body" style:list-style-name="L6">
      <style:paragraph-properties fo:margin-top="0cm" fo:margin-bottom="0.146cm" loext:contextual-spacing="false"/>
      <style:text-properties style:font-name="Times New Roman" officeooo:rsid="03135e54" officeooo:paragraph-rsid="03135e54"/>
    </style:style>
    <style:style style:name="P73" style:family="paragraph" style:parent-style-name="Text_20_body" style:list-style-name="L6">
      <style:paragraph-properties fo:margin-top="0cm" fo:margin-bottom="0.146cm" loext:contextual-spacing="false"/>
      <style:text-properties style:font-name="Times New Roman" officeooo:rsid="03135e54" officeooo:paragraph-rsid="031e5fb3"/>
    </style:style>
    <style:style style:name="P74" style:family="paragraph" style:parent-style-name="Text_20_body" style:list-style-name="L6">
      <style:paragraph-properties fo:margin-top="0cm" fo:margin-bottom="0.146cm" loext:contextual-spacing="false"/>
      <style:text-properties style:font-name="Times New Roman" officeooo:rsid="03135e54" officeooo:paragraph-rsid="03181f3b"/>
    </style:style>
    <style:style style:name="P75" style:family="paragraph" style:parent-style-name="Text_20_body" style:list-style-name="L6">
      <style:paragraph-properties fo:margin-top="0cm" fo:margin-bottom="0.146cm" loext:contextual-spacing="false"/>
      <style:text-properties style:font-name="Times New Roman" fo:font-size="12pt" officeooo:rsid="03135e54" officeooo:paragraph-rsid="03181f3b" style:font-size-asian="10pt" style:font-size-complex="10pt"/>
    </style:style>
    <style:style style:name="P76" style:family="paragraph" style:parent-style-name="Text_20_body" style:list-style-name="L6">
      <style:paragraph-properties fo:margin-top="0cm" fo:margin-bottom="0.146cm" loext:contextual-spacing="false"/>
      <style:text-properties style:font-name="Times New Roman" fo:font-size="12pt" officeooo:rsid="031374d7" officeooo:paragraph-rsid="03181f3b" style:font-size-asian="10pt" style:font-size-complex="10pt"/>
    </style:style>
    <style:style style:name="P77" style:family="paragraph" style:parent-style-name="Standard" style:master-page-name="First_20_Page">
      <style:paragraph-properties style:page-number="auto"/>
    </style:style>
    <style:style style:name="P78" style:family="paragraph" style:parent-style-name="Index" style:master-page-name="Index">
      <style:paragraph-properties fo:text-align="start" style:justify-single-word="false" style:page-number="auto"/>
      <style:text-properties officeooo:paragraph-rsid="0002d659"/>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rsid="01ad83bc" officeooo:paragraph-rsid="01ad83bc"/>
    </style:style>
    <style:style style:name="P81" style:family="paragraph" style:parent-style-name="Heading_20_1">
      <style:paragraph-properties fo:break-before="page"/>
      <style:text-properties officeooo:rsid="0184022c" officeooo:paragraph-rsid="0184022c"/>
    </style:style>
    <style:style style:name="P82" style:family="paragraph" style:parent-style-name="Heading_20_1" style:master-page-name="Standard">
      <style:paragraph-properties style:page-number="1"/>
      <style:text-properties officeooo:rsid="003596f7" officeooo:paragraph-rsid="003596f7"/>
    </style:style>
    <style:style style:name="P83" style:family="paragraph" style:parent-style-name="Heading_20_2">
      <style:paragraph-properties fo:text-align="start" style:justify-single-word="false"/>
      <style:text-properties officeooo:rsid="02cda2b6" officeooo:paragraph-rsid="02cda2b6"/>
    </style:style>
    <style:style style:name="P84" style:family="paragraph" style:parent-style-name="Heading_20_2">
      <style:paragraph-properties fo:text-align="start" style:justify-single-word="false"/>
      <style:text-properties style:font-name="Times New Roman" officeooo:rsid="02cda2b6" officeooo:paragraph-rsid="02cda2b6"/>
    </style:style>
    <style:style style:name="P85" style:family="paragraph" style:parent-style-name="Heading_20_2">
      <style:text-properties style:font-name="Times New Roman" officeooo:rsid="02c07c14" officeooo:paragraph-rsid="02c07c14"/>
    </style:style>
    <style:style style:name="P86" style:family="paragraph" style:parent-style-name="Heading_20_2" style:list-style-name="">
      <style:text-properties style:font-name="Times New Roman" officeooo:rsid="02c07c14"/>
    </style:style>
    <style:style style:name="P87" style:family="paragraph" style:parent-style-name="Heading_20_2">
      <style:text-properties officeooo:rsid="0036a586" officeooo:paragraph-rsid="0176446b"/>
    </style:style>
    <style:style style:name="P88" style:family="paragraph" style:parent-style-name="Heading_20_2" style:list-style-name=""/>
    <style:style style:name="P89" style:family="paragraph" style:parent-style-name="Heading_20_2" style:list-style-name=""/>
    <style:style style:name="P90" style:family="paragraph" style:parent-style-name="Heading_20_2">
      <style:text-properties officeooo:paragraph-rsid="0326c946"/>
    </style:style>
    <style:style style:name="P91" style:family="paragraph" style:parent-style-name="Heading_20_2">
      <style:paragraph-properties fo:break-before="page"/>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2">
      <style:paragraph-properties>
        <style:tab-stops>
          <style:tab-stop style:position="17cm" style:type="right" style:leader-style="dotted" style:leader-text="."/>
        </style:tab-stops>
      </style:paragraph-properties>
    </style:style>
    <style:style style:name="P9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2c7223e"/>
    </style:style>
    <style:style style:name="T3" style:family="text">
      <style:text-properties fo:font-weight="bold" officeooo:rsid="02c7223e" style:font-weight-asian="bold" style:font-weight-complex="bold"/>
    </style:style>
    <style:style style:name="T4" style:family="text">
      <style:text-properties fo:font-weight="normal" officeooo:rsid="02c7223e"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Times New Roman" fo:font-weight="bold" style:font-weight-asian="bold" style:font-weight-complex="bold"/>
    </style:style>
    <style:style style:name="T7" style:family="text">
      <style:text-properties style:font-name="Times New Roman"/>
    </style:style>
    <style:style style:name="T8" style:family="text">
      <style:text-properties officeooo:rsid="02dbc0da"/>
    </style:style>
    <style:style style:name="T9" style:family="text">
      <style:text-properties style:font-name="Times New Roman" officeooo:rsid="02bf8aa1"/>
    </style:style>
    <style:style style:name="T10" style:family="text">
      <style:text-properties officeooo:rsid="0179a398"/>
    </style:style>
    <style:style style:name="T11" style:family="text">
      <style:text-properties fo:font-weight="bold" style:font-weight-asian="bold" style:font-weight-complex="bold"/>
    </style:style>
    <style:style style:name="T12" style:family="text">
      <style:text-properties fo:font-weight="bold" officeooo:rsid="02c7223e" style:font-weight-asian="bold" style:font-weight-complex="bold"/>
    </style:style>
    <style:style style:name="T13" style:family="text">
      <style:text-properties officeooo:rsid="02c7223e"/>
    </style:style>
    <style:style style:name="T14" style:family="text">
      <style:text-properties fo:font-weight="normal" officeooo:rsid="02c7223e" style:font-weight-asian="normal" style:font-weight-complex="normal"/>
    </style:style>
    <style:style style:name="T15" style:family="text">
      <style:text-properties fo:font-style="italic" style:font-style-asian="italic" style:font-style-complex="italic"/>
    </style:style>
    <style:style style:name="T16" style:family="text">
      <style:text-properties style:font-name="Times New Roman"/>
    </style:style>
    <style:style style:name="T17" style:family="text">
      <style:text-properties style:font-name="Times New Roman" fo:font-weight="bold" style:font-weight-asian="bold" style:font-weight-complex="bold"/>
    </style:style>
    <style:style style:name="T18" style:family="text">
      <style:text-properties style:font-name="Times New Roman" officeooo:rsid="02bf8aa1"/>
    </style:style>
    <style:style style:name="T19" style:family="text">
      <style:text-properties style:font-name="Times New Roman" officeooo:rsid="02838c96"/>
    </style:style>
    <style:style style:name="T20" style:family="text">
      <style:text-properties style:font-name="Times New Roman" officeooo:rsid="028d9850"/>
    </style:style>
    <style:style style:name="T21" style:family="text">
      <style:text-properties style:font-name="Times New Roman" officeooo:rsid="02c07c14"/>
    </style:style>
    <style:style style:name="T22" style:family="text">
      <style:text-properties style:font-name="Times New Roman" officeooo:rsid="030da858"/>
    </style:style>
    <style:style style:name="T23" style:family="text">
      <style:text-properties style:font-name="Times New Roman" officeooo:rsid="0310c75b"/>
    </style:style>
    <style:style style:name="T24" style:family="text">
      <style:text-properties officeooo:rsid="02dbc0da"/>
    </style:style>
    <style:style style:name="T25" style:family="text">
      <style:text-properties officeooo:rsid="0173b40b"/>
    </style:style>
    <style:style style:name="T26" style:family="text">
      <style:text-properties officeooo:rsid="017e1ebe"/>
    </style:style>
    <style:style style:name="T27" style:family="text">
      <style:text-properties officeooo:rsid="0184022c"/>
    </style:style>
    <style:style style:name="T28" style:family="text">
      <style:text-properties officeooo:rsid="01fa7f0f"/>
    </style:style>
    <style:style style:name="T29" style:family="text">
      <style:text-properties officeooo:rsid="01fac03e"/>
    </style:style>
    <style:style style:name="T30" style:family="text">
      <style:text-properties officeooo:rsid="030b09b1"/>
    </style:style>
    <style:style style:name="T31" style:family="text">
      <style:text-properties officeooo:rsid="032778eb"/>
    </style:style>
    <style:style style:name="T32" style:family="text">
      <style:text-properties officeooo:rsid="032d7b8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2775584" text:id="ct122775584">
          <text:deletion>
            <office:change-info>
              <dc:creator>Unbekannter Autor</dc:creator>
              <dc:date>2017-06-11T21:35:00</dc:date>
            </office:change-info>
            <text:p text:style-name="Illustration">Abbildung <text:sequence text:ref-name="refIllustration2" text:name="Illustration" text:formula="ooow:Illustration+1" style:num-format="1">1</text:sequence>: Sprachenauswahl in der Gruppe</text:p>
          </text:deletion>
        </text:changed-region>
        <text:changed-region xml:id="ct122118984" text:id="ct122118984">
          <text:insertion>
            <office:change-info>
              <dc:creator>Unbekannter Autor</dc:creator>
              <dc:date>2017-06-11T21:36:00</dc:date>
            </office:change-info>
          </text:insertion>
        </text:changed-region>
        <text:changed-region xml:id="ct122776664" text:id="ct122776664">
          <text:deletion>
            <office:change-info>
              <dc:creator>Unbekannter Autor</dc:creator>
              <dc:date>2017-06-11T21:33:00</dc:date>
            </office:change-info>
            <text:p text:style-name="Illustration"><text:line-break/>Abbildung <text:sequence text:ref-name="refIllustration3" text:name="Illustration" text:formula="ooow:Illustration+1" style:num-format="1">2</text:sequence>: Schnipsel Code</text:p>
          </text:deletion>
        </text:changed-region>
        <text:changed-region xml:id="ct122777144" text:id="ct122777144">
          <text:deletion>
            <office:change-info>
              <dc:creator>Unbekannter Autor</dc:creator>
              <dc:date>2017-06-11T21:35:00</dc:date>
            </office:change-info>
            <text:p text:style-name="Illustration"><text:line-break/>Abbildung</text:p>
          </text:deletion>
        </text:changed-region>
        <text:changed-region xml:id="ct122777024" text:id="ct122777024">
          <text:deletion>
            <office:change-info>
              <dc:creator>Unbekannter Autor</dc:creator>
              <dc:date>2017-06-11T21:34:00</dc:date>
            </office:change-info>
            <text:p text:style-name="Illustration"><text:sequence text:ref-name="refIllustration4" text:name="Illustration" text:formula="ooow:Illustration+1" style:num-format="1">3</text:sequence>: Textfeld zur Filterung von HTML-Tags</text:p>
          </text:deletion>
        </text:changed-region>
        <text:changed-region xml:id="ct123234656" text:id="ct123234656">
          <text:deletion>
            <office:change-info>
              <dc:creator>Unbekannter Autor</dc:creator>
              <dc:date>2017-05-28T23:20:00</dc:date>
            </office:change-info>
            <text:p text:style-name="Illustration"><text:line-break/>Abbildung <text:sequence text:ref-name="refIllustration5" text:name="Illustration" text:formula="ooow:Illustration+1" style:num-format="1">8</text:sequence>: Neue Option "Kyrillische Schriftzeichen verbieten" hinzugefügt</text:p>
          </text:deletion>
        </text:changed-region>
        <text:changed-region xml:id="ct122777264" text:id="ct122777264">
          <text:deletion>
            <office:change-info>
              <dc:creator>Unbekannter Autor</dc:creator>
              <dc:date>2017-05-28T23:21:00</dc:date>
            </office:change-info>
            <text:p text:style-name="Illustration">Abbildung <text:sequence text:ref-name="refIllustration6" text:name="Illustration" text:formula="ooow:Illustration+1" style:num-format="1">6</text:sequence>: Dialog: Zugriffsbeschränkungen für neue Inhalte<text:line-break/>Abbildung <text:sequence text:ref-name="refIllustration7" text:name="Illustration" text:formula="ooow:Illustration+1" style:num-format="1">2</text:sequence>: Modul "oneclick_upgrade"</text:p>
          </text:deletion>
        </text:changed-region>
        <text:changed-region xml:id="ct122119584" text:id="ct122119584">
          <text:insertion>
            <office:change-info>
              <dc:creator>Unbekannter Autor</dc:creator>
              <dc:date>2017-06-11T21:15:00</dc:date>
            </office:change-info>
          </text:insertion>
        </text:changed-region>
        <text:changed-region xml:id="ct122119464" text:id="ct122119464">
          <text:deletion>
            <office:change-info>
              <dc:creator>Unbekannter Autor</dc:creator>
              <dc:date>2017-06-11T21:15:00</dc:date>
            </office:change-info>
            <text:h text:style-name="Heading_20_1" text:outline-level="1"/>
            <text:h text:style-name="Heading_20_1" text:outline-level="1"/>
          </text:deletion>
        </text:changed-region>
        <text:changed-region xml:id="ct122791232" text:id="ct122791232">
          <text:insertion>
            <office:change-info>
              <dc:creator>Unbekannter Autor</dc:creator>
              <dc:date>2017-05-28T23:22:00</dc:date>
            </office:change-info>
          </text:insertion>
        </text:changed-region>
        <text:changed-region xml:id="ct122791352" text:id="ct122791352">
          <text:insertion>
            <office:change-info>
              <dc:creator>Unbekannter Autor</dc:creator>
              <dc:date>2017-06-10T13:07:00</dc:date>
            </office:change-info>
          </text:insertion>
        </text:changed-region>
        <text:changed-region xml:id="ct122791712" text:id="ct122791712">
          <text:insertion>
            <office:change-info>
              <dc:creator>Unbekannter Autor</dc:creator>
              <dc:date>2017-06-11T21:07:00</dc:date>
            </office:change-info>
          </text:insertion>
        </text:changed-region>
        <text:changed-region xml:id="ct122791472" text:id="ct122791472">
          <text:insertion>
            <office:change-info>
              <dc:creator>Unbekannter Autor</dc:creator>
              <dc:date>2017-06-11T21:08:00</dc:date>
            </office:change-info>
          </text:insertion>
        </text:changed-region>
        <text:changed-region xml:id="ct122791592" text:id="ct122791592">
          <text:insertion>
            <office:change-info>
              <dc:creator>Unbekannter Autor</dc:creator>
              <dc:date>2017-06-11T21:09:00</dc:date>
            </office:change-info>
          </text:insertion>
        </text:changed-region>
        <text:changed-region xml:id="ct122775704" text:id="ct122775704">
          <text:insertion>
            <office:change-info>
              <dc:creator>Unbekannter Autor</dc:creator>
              <dc:date>2017-06-11T21:10:00</dc:date>
            </office:change-info>
          </text:insertion>
        </text:changed-region>
        <text:changed-region xml:id="ct122776784" text:id="ct122776784">
          <text:insertion>
            <office:change-info>
              <dc:creator>Unbekannter Autor</dc:creator>
              <dc:date>2017-06-11T21:17:00</dc:date>
            </office:change-info>
          </text:insertion>
        </text:changed-region>
        <text:changed-region xml:id="ct376387816" text:id="ct376387816">
          <text:insertion>
            <office:change-info>
              <dc:creator>Unbekannter Autor</dc:creator>
              <dc:date>2017-06-12T20:44:00</dc:date>
            </office:change-info>
          </text:insertion>
        </text:changed-region>
        <text:changed-region xml:id="ct122776064" text:id="ct122776064">
          <text:insertion>
            <office:change-info>
              <dc:creator>Unbekannter Autor</dc:creator>
              <dc:date>2017-06-11T22:03:00</dc:date>
            </office:change-info>
          </text:insertion>
        </text:changed-region>
        <text:changed-region xml:id="ct376387696" text:id="ct376387696">
          <text:insertion>
            <office:change-info>
              <dc:creator>Unbekannter Autor</dc:creator>
              <dc:date>2017-06-12T20:42:00</dc:date>
            </office:change-info>
          </text:insertion>
        </text:changed-region>
        <text:changed-region xml:id="ct376388416" text:id="ct376388416">
          <text:insertion>
            <office:change-info>
              <dc:creator>Unbekannter Autor</dc:creator>
              <dc:date>2017-06-12T20:43:00</dc:date>
            </office:change-info>
          </text:insertion>
        </text:changed-region>
        <text:changed-region xml:id="ct376388296" text:id="ct376388296">
          <text:insertion>
            <office:change-info>
              <dc:creator>Unbekannter Autor</dc:creator>
              <dc:date>2017-06-12T20:44:00</dc:date>
            </office:change-info>
          </text:insertion>
        </text:changed-region>
        <text:changed-region xml:id="ct128524168" text:id="ct128524168">
          <text:insertion>
            <office:change-info>
              <dc:creator>Unbekannter Autor</dc:creator>
              <dc:date>2017-06-12T20:45:00</dc:date>
            </office:change-info>
          </text:insertion>
        </text:changed-region>
        <text:changed-region xml:id="ct122776184" text:id="ct122776184">
          <text:insertion>
            <office:change-info>
              <dc:creator>Unbekannter Autor</dc:creator>
              <dc:date>2017-06-11T21:41:00</dc:date>
            </office:change-info>
          </text:insertion>
        </text:changed-region>
        <text:changed-region xml:id="ct122777624" text:id="ct122777624">
          <text:deletion>
            <office:change-info>
              <dc:creator>Unbekannter Autor</dc:creator>
              <dc:date>2017-05-28T23:21:00</dc:date>
            </office:change-info>
            <text:h text:style-name="P1" text:outline-level="1">D</text:h>
          </text:deletion>
        </text:changed-region>
        <text:changed-region xml:id="ct122777384" text:id="ct122777384">
          <text:deletion>
            <office:change-info>
              <dc:creator>Unbekannter Autor</dc:creator>
              <dc:date>2017-04-18T21:49:00</dc:date>
            </office:change-info>
            <text:h text:style-name="Heading_20_1" text:outline-level="1"/>
            <text:h text:style-name="Heading_20_1" text:outline-level="1"/>
          </text:deletion>
        </text:changed-region>
        <text:changed-region xml:id="ct122776544" text:id="ct12277654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942_1558993862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942_1558993862111111111111111111111111111111111111111111111111111111111111111111111111111111111111111111111111111111111"/></text:p>
          </text:deletion>
        </text:changed-region>
        <text:changed-region xml:id="ct122776424" text:id="ct122776424">
          <text:deletion>
            <office:change-info>
              <dc:creator>Unbekannter Autor</dc:creator>
              <dc:date>2017-04-18T21:57:00</dc:date>
            </office:change-info>
            <text:p text:style-name="Text_20_body"/>
            <text:p text:style-name="Text_20_body"/>
          </text:deletion>
        </text:changed-region>
        <text:changed-region xml:id="ct122776304" text:id="ct122776304">
          <text:deletion>
            <office:change-info>
              <dc:creator>Unbekannter Autor</dc:creator>
              <dc:date>2017-05-28T23:20:00</dc:date>
            </office:change-info>
            <text:p text:style-name="Text_20_body"/>
            <text:list xml:id="list2619560708185948066" text:style-name="L1">
              <text:list-item>
                <text:p text:style-name="P2">Neues Standardtheme "impro17"</text:p>
              </text:list-item>
              <text:list-item>
                <text:p text:style-name="P2">Shortcut zum Leeren des Caches hinzugefügt</text:p>
              </text:list-item>
              <text:list-item>
                <text:p text:style-name="P3">ViewBag hinzugefügt</text:p>
              </text:list-item>
              <text:list-item>
                <text:p text:style-name="P3">Funktion Request::getVar() hinzugefügt</text:p>
              </text:list-item>
              <text:list-item>
                <text:p text:style-name="P2">Anzahl der gefundenen Datensätze wird nun angezeigt</text:p>
              </text:list-item>
              <text:list-item>
                <text:p text:style-name="P2">Content-Typen können nun auf entsprechende Model Klassen gemappt werden</text:p>
              </text:list-item>
              <text:list-item>
                <text:p text:style-name="P2">Man kann nun schon beim Anlegen eines Benutzers eine Gruppe wählen</text:p>
              </text:list-item>
              <text:list-item>
                <text:p text:style-name="P2">PHP_ICO auf Version 1.0.4 aktualisiert</text:p>
              </text:list-item>
              <text:list-item>
                <text:p text:style-name="P2">request_logging ist nun in der cms-config Datei einstellbar. Es ist in den Voreinstellungen deaktiviert.</text:p>
              </text:list-item>
              <text:list-item>
                <text:p text:style-name="P2">Link "Ein weiteres Paket installieren" hinzugefügt</text:p>
              </text:list-item>
              <text:list-item>
                <text:p text:style-name="P2">Themes können nun auch Sprachdateien haben</text:p>
              </text:list-item>
              <text:list-item>
                <text:p text:style-name="P2">Link "Anzeigen" unter "Seite Bearbeiten" hinzugefügt</text:p>
              </text:list-item>
              <text:list-item>
                <text:p text:style-name="P2">Funktionen zu Database Klasse hinzugefügt</text:p>
                <text:list>
                  <text:list-item>
                    <text:p text:style-name="P2">Database::fetchFirst()</text:p>
                  </text:list-item>
                  <text:list-item>
                    <text:p text:style-name="P2">Database::fetchFirstOrDefault()</text:p>
                  </text:list-item>
                  <text:list-item>
                    <text:p text:style-name="P2">Database::fetchSingle()</text:p>
                  </text:list-item>
                  <text:list-item>
                    <text:p text:style-name="P2">Database::fetchSingleOrDefault()</text:p>
                  </text:list-item>
                  <text:list-item>
                    <text:p text:style-name="P2">Database::any()</text:p>
                  </text:list-item>
                </text:list>
              </text:list-item>
              <text:list-item>
                <text:p text:style-name="P2">Globale Funktion find_all_folders() hinzugefügt</text:p>
              </text:list-item>
              <text:list-item>
                <text:p text:style-name="P2">Model-Klassen User, Group und UserManager hinzugefügt</text:p>
              </text:list-item>
              <text:list-item>
                <text:p text:style-name="P2">"Nachricht des Tages" je Sprache</text:p>
              </text:list-item>
              <text:list-item>
                <text:p text:style-name="P2">Einstellung "Zugriffsbeschränkungen für neue Inhalte" hinzugefügt</text:p>
              </text:list-item>
              <text:list-item>
                <text:p text:style-name="P2">Das Modul oneclick_upgrade ist nun vorinstalliert</text:p>
              </text:list-item>
              <text:list-item>
                <text:p text:style-name="P2">Installer löscht sich nun selbst am Ende der Installation</text:p>
              </text:list-item>
              <text:list-item>
                <text:p text:style-name="P2">jscolor aktualisiert (Version 2.0.4)</text:p>
              </text:list-item>
              <text:list-item>
                <text:p text:style-name="P4">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462699676855961402" text:style-name="L2">
              <text:list-item>
                <text:p text:style-name="P5">Passwort vergessen verschickt nun Links zum Setzen eines neuen Passworts, statt direkt ein neues Passwort zu vergeben</text:p>
              </text:list-item>
              <text:list-item>
                <text:p text:style-name="P5">Fehlermeldung auf 404er Fehlerseiten in der Funktion Template::getHeadline() behoben</text:p>
              </text:list-item>
              <text:list-item>
                <text:p text:style-name="P5">Funktionen zur Ausgabe der Metadaten einer Seite entsprechen nun dem Namensschema</text:p>
              </text:list-item>
              <text:list-item>
                <text:p text:style-name="P5">Menüpunkt "Update" wird wieder angezeigt, wenn die Datei "update.php" vorhanden ist</text:p>
              </text:list-item>
              <text:list-item>
                <text:p text:style-name="P5">Menüpunkte werden nur noch angezeigt, wenn darauf die Zugriffsrechte hat</text:p>
              </text:list-item>
              <text:list-item>
                <text:p text:style-name="P5">Doppelklick auf "Paket installieren" Button erzeugt nun keinen Fehler mehr</text:p>
              </text:list-item>
              <text:list-item>
                <text:p text:style-name="P5">article_date wird nun korrekt gespeichert</text:p>
              </text:list-item>
              <text:list-item>
                <text:p text:style-name="P5">Username ist jetzt Unique</text:p>
              </text:list-item>
              <text:list-item>
                <text:p text:style-name="P5">get_article_meta gibt nun article_date als Unix_Timestamp zurück</text:p>
              </text:list-item>
              <text:list-item>
                <text:p text:style-name="P5">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813654351749515552" text:style-name="L3">
              <text:list-item>
                <text:p text:style-name="P6">Funktion SecurityHelper::hash_password() entfernt</text:p>
              </text:list-item>
              <text:list-item>
                <text:p text:style-name="P6">fast_mode entfernt</text:p>
              </text:list-item>
            </text:list>
            <text:h text:style-name="P7"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8">Das neue Standardtheme <text:span text:style-name="T1">impro17</text:span> ist eine Weiterentwicklung des Vorgängers <text:span text:style-name="T1">theme-2017</text:span>. <text:span text:style-name="T2">Das theme </text:span><text:span text:style-name="T3">impro17 </text:span><text:span text:style-name="T4">enthält die folgenden Features, die in theme-2017 noch nicht enthalten waren:</text:span></text:p>
            <text:list xml:id="list3220496495569911628" text:style-name="L4">
              <text:list-item>
                <text:p text:style-name="P9">Template für den Inhaltstyp „Liste“, ähnlich einem Blogarchiv</text:p>
              </text:list-item>
              <text:list-item>
                <text:p text:style-name="P9">Eigene Templates für den Inhaltstyp „Artikel“</text:p>
              </text:list-item>
              <text:list-item>
                <text:p text:style-name="P9">Wenn das Modul „search“ oder „extended_search“ installiert und eingerichtet ist, wird ein globales Suchfeld angezeigt</text:p>
                <text:p text:style-name="P9"><draw:frame draw:style-name="fr1" draw:name="Rahmen1" text:anchor-type="paragraph" svg:width="8.229cm" draw:z-index="30"><draw:text-box fo:min-height="17.568cm"><text:p text:style-name="Illustration"><draw:frame draw:style-name="fr2" draw:name="Bild3" text:anchor-type="as-char" svg:width="6.1cm" style:rel-width="74%" svg:height="13.023cm" style:rel-height="scale" draw:z-index="31"><draw:image xlink:href="Pictures/10000000000001370000029879D02FA7480BAC9F.png" xlink:type="simple" xlink:show="embed" xlink:actuate="onLoad"/></draw:frame><text:line-break/>Abbildung <text:sequence text:ref-name="refIllustration8" text:name="Illustration" text:formula="ooow:Illustration+1" style:num-format="1">1</text:sequence>: Darstellung eines Artikels im Theme "impro17"</text:p><text:h text:style-name="P10" text:outline-level="2"/></draw:text-box></draw:frame></text:p>
              </text:list-item>
            </text:list>
            <text:h text:style-name="P11"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Neben dem Menü-Icon befindet sich nun ein Icon zum leeren des Caches.</text:p>
            <text:p text:style-name="P12"><draw:frame draw:style-name="fr1" draw:name="Rahmen2" text:anchor-type="paragraph" svg:width="2.884cm" draw:z-index="32"><draw:text-box fo:min-height="1.429cm"><text:p text:style-name="Illustration"><draw:frame draw:style-name="fr2" draw:name="Bild4" text:anchor-type="as-char" svg:width="2.884cm" style:rel-width="100%" svg:height="1.429cm" style:rel-height="scale" draw:z-index="33"><draw:image xlink:href="Pictures/100000000000006D00000036F753FE8AD2597822.png" xlink:type="simple" xlink:show="embed" xlink:actuate="onLoad"/></draw:frame><text:line-break/>Abbildung <text:sequence text:ref-name="refIllustration2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ie PHP-Klasse „ViewBag“ wurde hinzugefügt. In einem Controller oder einer Hook können mit dem Befehl <text:span text:style-name="T5">ViewBag::set(„myvar“, „value“)</text:span> Werte gesetzt werden, die in einem View bzw. Template mittels <text:span text:style-name="T5">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Funktion<text:line-break/><text:span text:style-name="T1">Request::</text:span><text:span text:style-name="T6">getVar($name, $default = null, $convert = "")</text:span><text:span text:style-name="T7"><text:line-break/>wurde hinzugefügt. Diese gibt eine </text:span><text:span text:style-name="T6">$_POST</text:span><text:span text:style-name="T7"> oder </text:span><text:span text:style-name="T6">$_GET</text:span><text:span text:style-name="T7"> Variable zurück. Wenn der Wert $name werde in </text:span><text:span text:style-name="T6">$_POST</text:span><text:span text:style-name="T7"> noch in </text:span><text:span text:style-name="T6">$_GET</text:span><text:span text:style-name="T7"> vorhanden ist, wird </text:span><text:span text:style-name="T6">$default</text:span><text:span text:style-name="T7"> zurückgegeben.<text:line-break/>Der Parameter </text:span><text:span text:style-name="T6">$convert</text:span><text:span text:style-name="T7">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Es wird nun die Anzahl der gefundenen Datensätze angezeigt.</text:p>
            <text:h text:style-name="P15"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Man kann nun in der metadata.json Datei eines Moduls den Inhaltstypen (type wie in der Datenbank) eine Model PHP-Klasse zuweisen.</text:p>
            <text:p text:style-name="P17">Beispielcode:</text:p>
            <text:p text:style-name="P16">{</text:p>
            <text:p text:style-name="P16"><text:s text:c="3"/>„type_classes“ : {</text:p>
            <text:p text:style-name="P16"><text:s text:c="9"/>„article“ : „CustomArticle“,</text:p>
            <text:p text:style-name="P16"><text:s text:c="9"/>„my“ : „MyContentType“,</text:p>
            <text:p text:style-name="P16"><text:s text:c="9"/>„other“ : „OtherContentType“</text:p>
            <text:p text:style-name="P16"><text:s text:c="3"/>}</text:p>
            <text:p text:style-name="P16">}</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8">einem Benutzer nun schon beim Anlegen eine Gruppe zuweisen.</text:span></text:p>
            <text:p text:style-name="P18"><draw:frame draw:style-name="fr1" draw:name="Rahmen3" text:anchor-type="paragraph" svg:width="9.509cm" draw:z-index="34"><draw:text-box fo:min-height="11.097cm"><text:p text:style-name="Illustration"><draw:frame draw:style-name="fr2" draw:name="Bild5" text:anchor-type="as-char" svg:width="8.557cm" style:rel-width="90%" svg:height="9.985cm" style:rel-height="scale" draw:z-index="35"><draw:image xlink:href="Pictures/1000020100000203000002596FEBA064644C9AD9.png" xlink:type="simple" xlink:show="embed" xlink:actuate="onLoad"/></draw:frame><text:line-break/>Abbildung <text:sequence text:ref-name="refIllustration2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PHP_ICO ist eine PHP Klasse, zur Generierung von Favicon Icons. PHP_ICO wurde auf Version 1.0.4 aktualisiert. Damit funktioniert die Funktion „Neues Favicon hochladen“ nun auch mit PHP 7.</text:p>
            <text:p text:style-name="Text_20_body"/>
          </text:deletion>
        </text:changed-region>
        <text:changed-region xml:id="ct122777744" text:id="ct122777744">
          <text:insertion>
            <office:change-info>
              <dc:creator>Unbekannter Autor</dc:creator>
              <dc:date>2017-05-28T23:21:00</dc:date>
            </office:change-info>
          </text:insertion>
        </text:changed-region>
        <text:changed-region xml:id="ct122778824" text:id="ct122778824">
          <text:insertion>
            <office:change-info>
              <dc:creator>Unbekannter Autor</dc:creator>
              <dc:date>2017-06-11T21:36:00</dc:date>
            </office:change-info>
          </text:insertion>
        </text:changed-region>
        <text:changed-region xml:id="ct122778944" text:id="ct122778944">
          <text:deletion>
            <office:change-info>
              <dc:creator>Unbekannter Autor</dc:creator>
              <dc:date>2017-05-28T23:24:00</dc:date>
            </office:change-info>
            <text:h text:style-name="Heading_20_1" text:outline-level="1"/>
            <text:h text:style-name="Heading_20_1" text:outline-level="1"/>
          </text:deletion>
        </text:changed-region>
        <text:changed-region xml:id="ct122779424" text:id="ct122779424">
          <text:deletion>
            <office:change-info>
              <dc:creator>Unbekannter Autor</dc:creator>
              <dc:date>2017-05-28T23:24:00</dc:date>
            </office:change-info>
            <text:p text:style-name="P20"><text:span text:style-name="T7"><text:s/></text:span><text:span text:style-name="T9">oder</text:span></text:p>
          </text:deletion>
        </text:changed-region>
        <text:changed-region xml:id="ct122779304" text:id="ct122779304">
          <text:insertion>
            <office:change-info>
              <dc:creator>Unbekannter Autor</dc:creator>
              <dc:date>2017-05-28T23:24:00</dc:date>
            </office:change-info>
          </text:insertion>
        </text:changed-region>
        <text:changed-region xml:id="ct122779184" text:id="ct122779184">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9">Neue Features in UliCMS <text:span text:style-name="T28">2017.3</text:span></text:p>
      <text:p text:style-name="Heading"/>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0"/>
      <text:p text:style-name="P40"/>
      <text:p text:style-name="P41"><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2"><text:a xlink:type="simple" xlink:href="#__RefHeading___Toc467_918909501" text:style-name="Index_20_Link" text:visited-style-name="Index_20_Link">Über dieses Dokument<text:tab/>1</text:a></text:p>
          <text:p text:style-name="P93"><text:a xlink:type="simple" xlink:href="#__RefHeading___Toc481_1318882124" text:style-name="Index_20_Link" text:visited-style-name="Index_20_Link">Zielgruppe<text:tab/>1</text:a></text:p>
          <text:p text:style-name="P92"><text:a xlink:type="simple" xlink:href="#__RefHeading___Toc447_1318882124" text:style-name="Index_20_Link" text:visited-style-name="Index_20_Link">Was ist UliCMS?<text:tab/>1</text:a></text:p>
          <text:p text:style-name="P92"><text:a xlink:type="simple" xlink:href="#__RefHeading___Toc3344_1558993862" text:style-name="Index_20_Link" text:visited-style-name="Index_20_Link">Zusammenfassung der Änderungen<text:tab/>1</text:a></text:p>
          <text:p text:style-name="P93"><text:a xlink:type="simple" xlink:href="#__RefHeading___Toc552_1489461170" text:style-name="Index_20_Link" text:visited-style-name="Index_20_Link">Neue Features<text:tab/>1</text:a></text:p>
          <text:p text:style-name="P93"><text:a xlink:type="simple" xlink:href="#__RefHeading___Toc3346_1558993862" text:style-name="Index_20_Link" text:visited-style-name="Index_20_Link">Neue API-Funktionen<text:tab/>2</text:a></text:p>
          <text:p text:style-name="P93"><text:a xlink:type="simple" xlink:href="#__RefHeading___Toc3187_430968166" text:style-name="Index_20_Link" text:visited-style-name="Index_20_Link">Sonstige Änderungen<text:tab/>3</text:a></text:p>
          <text:p text:style-name="P92"><text:a xlink:type="simple" xlink:href="#__RefHeading___Toc1116_1558993862" text:style-name="Index_20_Link" text:visited-style-name="Index_20_Link">Detailbeschreibung der neuen Features<text:tab/>3</text:a></text:p>
          <text:p text:style-name="P93"><text:a xlink:type="simple" xlink:href="#__RefHeading___Toc940_1558993862" text:style-name="Index_20_Link" text:visited-style-name="Index_20_Link">Gruppen können nun Sprachen zugeordnet bekommen<text:tab/>3</text:a></text:p>
          <text:p text:style-name="P93"><text:a xlink:type="simple" xlink:href="#__RefHeading___Toc4472_1558993862" text:style-name="Index_20_Link" text:visited-style-name="Index_20_Link">Neuer Inhaltstyp "Snippet"<text:tab/>4</text:a></text:p>
          <text:p text:style-name="P93"><text:a xlink:type="simple" xlink:href="#__RefHeading___Toc5900_1558993862" text:style-name="Index_20_Link" text:visited-style-name="Index_20_Link">Zulässige Tags können nun beschränkt werden<text:tab/>4</text:a></text:p>
          <text:p text:style-name="P93"><text:a xlink:type="simple" xlink:href="#__RefHeading___Toc6308_1558993862" text:style-name="Index_20_Link" text:visited-style-name="Index_20_Link">Hinweis wenn Mobile_Detect nicht installiert ist.<text:tab/>5</text:a></text:p>
          <text:p text:style-name="P93"><text:a xlink:type="simple" xlink:href="#__RefHeading___Toc6982_1558993862" text:style-name="Index_20_Link" text:visited-style-name="Index_20_Link">Benutzer können nach Gruppe gefiltert werden<text:tab/>5</text:a></text:p>
          <text:p text:style-name="P93"><text:a xlink:type="simple" xlink:href="#__RefHeading___Toc3577_375623537" text:style-name="Index_20_Link" text:visited-style-name="Index_20_Link">Es kann nun eine Standardsprache je Benutzer ausgewählt werden<text:tab/>6</text:a></text:p>
          <text:p text:style-name="P92"><text:a xlink:type="simple" xlink:href="#__RefHeading___Toc3579_375623537" text:style-name="Index_20_Link" text:visited-style-name="Index_20_Link">Durchführung der Installation<text:tab/>7</text:a></text:p>
          <text:p text:style-name="P92"><text:a xlink:type="simple" xlink:href="#__RefHeading___Toc6932_1558993862" text:style-name="Index_20_Link" text:visited-style-name="Index_20_Link">Durchführung eines Upgrades<text:tab/>7</text:a></text:p>
          <text:p text:style-name="P92"><text:a xlink:type="simple" xlink:href="#__RefHeading___Toc734_1061336504" text:style-name="Index_20_Link" text:visited-style-name="Index_20_Link">Benötigen Sie Hilfe?<text:tab/>9</text:a></text:p>
          <text:p text:style-name="P92"><text:a xlink:type="simple" xlink:href="#__RefHeading___Toc978_1474200080" text:style-name="Index_20_Link" text:visited-style-name="Index_20_Link">Abbildungsverzeichnis<text:tab/>9</text:a></text:p>
        </text:index-body>
      </text:table-of-content>
      <text:p text:style-name="P28"/>
      <text:h text:style-name="P82" text:outline-level="1"><text:bookmark-start text:name="__RefHeading___Toc467_918909501"/>Über dieses Dokument<text:bookmark-end text:name="__RefHeading___Toc467_918909501"/></text:h>
      <text:p text:style-name="P24">Dieses Dokument beschreibt die neuen Features in UliCMS <text:span text:style-name="T29">2017.3.</text:span></text:p>
      <text:h text:style-name="P87" text:outline-level="2"><text:bookmark-start text:name="__RefHeading___Toc481_1318882124"/>Zielgruppe<text:bookmark-end text:name="__RefHeading___Toc481_1318882124"/></text:h>
      <text:p text:style-name="P3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5">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change-start text:change-id="ct122119584"/></text:p>
      <text:h text:style-name="Heading_20_1" text:outline-level="1"><text:bookmark-start text:name="__RefHeading___Toc3344_1558993862"/><text:change-end text:change-id="ct122119584"/><text:change text:change-id="ct122119464"/>Zusammenfassung der Änderungen<text:bookmark-end text:name="__RefHeading___Toc3344_1558993862"/></text:h>
      <text:h text:style-name="P85" text:outline-level="2"><text:bookmark-start text:name="__RefHeading___Toc552_1489461170"/>Neue Features<text:bookmark-end text:name="__RefHeading___Toc552_1489461170"/><text:change-start text:change-id="ct122791232"/></text:h>
      <text:list xml:id="list7787999432424629256" text:style-name="L5">
        <text:list-item>
          <text:p text:style-name="P47">Gruppen können nun Sprachen zugeordnet bekommen</text:p>
        </text:list-item>
      </text:list>
      <text:list xml:id="list2316029009356379709" text:style-name="L6">
        <text:list-item>
          <text:p text:style-name="P48">Neuer Inhaltstyp "Snippet"</text:p>
        </text:list-item>
        <text:list-item>
          <text:p text:style-name="P48">Zulässige Tags können nun beschränkt werden</text:p>
        </text:list-item>
        <text:list-item>
          <text:p text:style-name="P48">Es wird nun ein Hinweis angezeigt, wenn man ein "Design für Mobilgeräte" festlegt und Mobile_Detect nicht installiert ist.</text:p>
        </text:list-item>
        <text:list-item>
          <text:p text:style-name="P48">Benutzer können nach Gruppe gefiltert werden</text:p>
        </text:list-item>
        <text:list-item>
          <text:p text:style-name="P48">Es kann nun eine Standardsprache je Benutzer ausgewählt werden.</text:p>
        </text:list-item>
        <text:list-item>
          <text:p text:style-name="P48">main_class Direktive wird nun ausgewertet. Methoden (render, admin, Hooks, Filter) in der main_class werden automatisch aufgerufen.</text:p>
        </text:list-item>
        <text:list-item>
          <text:p text:style-name="P48">settings können nun über die metadata.json eines Moduls initialisiert werden</text:p>
        </text:list-item>
        <text:list-item>
          <text:p text:style-name="P48">Model Klasse für 'Language' hinzugefügt</text:p>
        </text:list-item>
        <text:list-item>
          <text:p text:style-name="P48">Bei fehlenden Sprachdateien erfolgt ein Fallback auf Englisch</text:p>
        </text:list-item>
        <text:list-item>
          <text:p text:style-name="P72">Geringe Performance Verbesserungen</text:p>
        </text:list-item>
        <text:list-item>
          <text:p text:style-name="P73">Attribut $newWindow zu MenuEntry hinzugefügt</text:p>
        </text:list-item>
      </text:list>
      <text:h text:style-name="P15" text:outline-level="2"><text:bookmark-start text:name="__RefHeading___Toc3346_1558993862"/>Neue API-Funktionen<text:bookmark-end text:name="__RefHeading___Toc3346_1558993862"/></text:h>
      <text:list xml:id="list212357367258301" text:continue-numbering="true" text:style-name="L6">
        <text:list-item>
          <text:list>
            <text:list-item>
              <text:p text:style-name="P74">Request::getMethod()</text:p>
            </text:list-item>
            <text:list-item>
              <text:p text:style-name="P74">Request::isGet()</text:p>
            </text:list-item>
            <text:list-item>
              <text:p text:style-name="P74">Request::isPost()</text:p>
            </text:list-item>
            <text:list-item>
              <text:p text:style-name="P74">Request::isHead()</text:p>
            </text:list-item>
            <text:list-item>
              <text:p text:style-name="P74">Request::hasVar()</text:p>
            </text:list-item>
            <text:list-item>
              <text:p text:style-name="P74">ModuleHelper::buildModuleRessourcePath($module, $path)</text:p>
            </text:list-item>
            <text:list-item>
              <text:p text:style-name="P74">CustomData::getCustomDataOrSetting($name)</text:p>
            </text:list-item>
            <text:list-item>
              <text:p text:style-name="P74">ModuleHelper::underscoreToCamel($str)</text:p>
            </text:list-item>
            <text:list-item>
              <text:p text:style-name="P74">get_secure_translation()</text:p>
            </text:list-item>
            <text:list-item>
              <text:p text:style-name="P74">secure_translation()</text:p>
            </text:list-item>
            <text:list-item>
              <text:p text:style-name="P74">secure_translate()</text:p>
            </text:list-item>
            <text:list-item>
              <text:p text:style-name="P74">ArrayHelper::insertBefore($input, $index, $element)</text:p>
            </text:list-item>
            <text:list-item>
              <text:p text:style-name="P74">ArrayHelper::insertAfter($input, $index, $element)</text:p>
            </text:list-item>
            <text:list-item>
              <text:p text:style-name="P74">faster_in_array()</text:p>
            </text:list-item>
            <text:list-item>
              <text:p text:style-name="P75">Page→getEmbeddedModules()</text:p>
            </text:list-item>
            <text:list-item>
              <text:p text:style-name="P76">Template::doctype()</text:p>
            </text:list-item>
            <text:list-item>
              <text:p text:style-name="P76">Template::getDoctype()</text:p>
            </text:list-item>
            <text:list-item>
              <text:p text:style-name="P76">Template::ogHTMLPrefix()</text:p>
            </text:list-item>
            <text:list-item>
              <text:p text:style-name="P76">Template::getOgHTMLPrefix()</text:p>
            </text:list-item>
          </text:list>
        </text:list-item>
      </text:list>
      <text:h text:style-name="P86" text:outline-level="2"/>
      <text:h text:style-name="P15" text:outline-level="2"><text:bookmark-start text:name="__RefHeading___Toc3187_430968166"/><text:span text:style-name="T21">S</text:span><text:span text:style-name="T7">onstige Änderungen</text:span><text:bookmark-end text:name="__RefHeading___Toc3187_430968166"/></text:h>
      <text:list xml:id="list4548331670798370754" text:style-name="L7">
        <text:list-item>
          <text:p text:style-name="P49"><text:change-end text:change-id="ct122791232"/><text:change-start text:change-id="ct122791352"/>Nach dem Erstellen einer Seite wird nun auf die Bearbeiten-Ansicht statt auf die Listenansicht weitergeleitet</text:p>
        </text:list-item>
        <text:list-item>
          <text:p text:style-name="P49">Die Funktionen Template::executeModuleTemplate() und Template::executeDefaultOrOwnTemplate() akzeptieren nun auch Templatenamen mit Dateiendung</text:p>
        </text:list-item>
        <text:list-item>
          <text:p text:style-name="P49">Funktion getCurrentLanguage() - Der Parameter $current ist nun per Default false</text:p>
        </text:list-item>
        <text:list-item>
          <text:p text:style-name="P49">getCurrentURL() fügt nun nicht mehr den Port an die Domain bei https://</text:p>
        </text:list-item>
        <text:list-item>
          <text:p text:style-name="P49">Auf Fehlerseiten wird der "Bearbeiten" Button nicht mehr angezeigt</text:p>
        </text:list-item>
        <text:list-item>
          <text:p text:style-name="P49">Bugfix: Ein Fehler bei dem ein Menüpunkt im Backend fälschlicherweise nicht angezeigt wurde behoben.</text:p>
        </text:list-item>
        <text:list-item>
          <text:p text:style-name="P49">Bugfix: Das Feld "Modul" wird nun beim Klonen einer Seite korrekt ausgefüllt.<text:change-end text:change-id="ct122791352"/><text:change-start text:change-id="ct122791712"/></text:p>
        </text:list-item>
      </text:list>
      <text:h text:style-name="Heading_20_1" text:outline-level="1"><text:bookmark-start text:name="__RefHeading___Toc1116_1558993862"/>Detailbeschreibung der neuen Features<text:bookmark-end text:name="__RefHeading___Toc1116_1558993862"/></text:h>
      <text:h text:style-name="Heading_20_2" text:outline-level="2"><text:bookmark-start text:name="__RefHeading___Toc940_1558993862"/>Gruppen können nun Sprachen zugeordnet bekommen<text:bookmark-end text:name="__RefHeading___Toc940_1558993862"/><text:change-end text:change-id="ct122791712"/><text:change-start text:change-id="ct122791472"/></text:h>
      <text:p text:style-name="P32">Es ist nun möglich einer Benutzergruppe Sprachen zu zuweisen.<text:change-end text:change-id="ct122791472"/><text:change-start text:change-id="ct122791592"/></text:p>
      <text:p text:style-name="P32">Es wurden Checkboxen für jede Sprache in der Gruppenverwaltung hinzugefügt.<text:line-break/>Wenn keine Checkboxen gesetzt sind, findet keine Eingeschränk<text:change-end text:change-id="ct122791592"/><text:change-start text:change-id="ct122775704"/>ung Staat. Wenn eine oder mehrere Checkboxen gesetzt sind, können alle Benutzer in einer Gruppe nur Inhalte in den gewählten Sprachen bearbeiten.</text:p>
      <text:p text:style-name="P32"><draw:frame draw:style-name="fr3" draw:name="Rahmen4" text:anchor-type="paragraph" svg:width="2.884cm" draw:z-index="13"><draw:text-box fo:min-height="2.699cm"><text:p text:style-name="Illustration"><draw:frame draw:style-name="fr5" draw:name="Rahmen11" text:anchor-type="paragraph" svg:x="-7.011cm" svg:y="0.132cm" svg:width="2.884cm" style:rel-width="100%" svg:height="2.699cm" style:rel-height="scale-min" draw:z-index="26"><draw:text-box><text:p text:style-name="Illustration"><draw:frame draw:style-name="fr2" draw:name="Bild6" text:anchor-type="as-char" svg:width="2.884cm" style:rel-width="100%" svg:height="2.699cm" style:rel-height="scale" draw:z-index="36"><draw:image xlink:href="Pictures/100000000000006D000000669964B84EAE4A4810.png" xlink:type="simple" xlink:show="embed" xlink:actuate="onLoad"/></draw:frame><text:line-break/>Abbildung <text:sequence text:ref-name="refIllustration9" text:name="Illustration" text:formula="ooow:Illustration+1" style:num-format="1">1</text:sequence>: <text:change-start text:change-id="ct122118984"/><text:span text:style-name="T32">S</text:span><text:change-end text:change-id="ct122118984"/>prachenauswahl in der Gruppe</text:p></draw:text-box></draw:frame><text:line-break/><text:change text:change-id="ct122775584"/></text:p></draw:text-box></draw:frame><text:change-end text:change-id="ct122775704"/><text:change-start text:change-id="ct122776784"/></text:p>
      <text:p text:style-name="P32"/>
      <text:p text:style-name="P32"/>
      <text:p text:style-name="P32"/>
      <text:p text:style-name="P32"/>
      <text:p text:style-name="P32"/>
      <text:p text:style-name="P32"/>
      <text:h text:style-name="P15" text:outline-level="2"><text:bookmark-start text:name="__RefHeading___Toc4472_1558993862"/>Neuer Inhaltstyp "Snippet"<text:bookmark-end text:name="__RefHeading___Toc4472_1558993862"/></text:h>
      <text:p text:style-name="P34">Der Inhaltstyp „Snippet“ bzw. „Schnippsel“ wurde hinzugefügt.</text:p>
      <text:p text:style-name="P34">Ein „Snippet“ ist ein Text, der über einen Shortcode in andere Inhalte eingefügt werden kann.<text:line-break/>Snippets sind nicht direkt verlinkbar.</text:p>
      <text:p text:style-name="P34"/>
      <text:p text:style-name="P34"><draw:frame draw:style-name="fr3" draw:name="Rahmen5" text:anchor-type="paragraph" svg:width="6.668cm" draw:z-index="14"><draw:text-box fo:min-height="3.44cm"><text:p text:style-name="Illustration"><draw:frame draw:style-name="fr5" draw:name="Rahmen9" text:anchor-type="paragraph" svg:x="-4.974cm" svg:y="-0.132cm" svg:width="6.668cm" style:rel-width="100%" svg:height="3.44cm" style:rel-height="scale-min" draw:z-index="27"><draw:text-box><text:p text:style-name="Illustration"><draw:frame draw:style-name="fr2" draw:name="Bild7" text:anchor-type="as-char" svg:width="6.668cm" style:rel-width="100%" svg:height="3.44cm" style:rel-height="scale" draw:z-index="37"><draw:image xlink:href="Pictures/10000000000000FC0000008299844563A184CF3B.png" xlink:type="simple" xlink:show="embed" xlink:actuate="onLoad"/></draw:frame><text:line-break/>Abbildung <text:sequence text:ref-name="refIllustration10" text:name="Illustration" text:formula="ooow:Illustration+1" style:num-format="1">2</text:sequence>: Schnipsel Code</text:p></draw:text-box></draw:frame><text:change text:change-id="ct122776664"/></text:p></draw:text-box></draw:frame></text:p>
      <text:p text:style-name="P34"/>
      <text:p text:style-name="P34"/>
      <text:p text:style-name="P34"/>
      <text:p text:style-name="P34"/>
      <text:p text:style-name="P34"/>
      <text:h text:style-name="P90" text:outline-level="2"><text:bookmark-start text:name="__RefHeading___Toc5900_1558993862"/>Zulässige Tags können nun beschränkt werden<text:bookmark-end text:name="__RefHeading___Toc5900_1558993862"/></text:h>
      <text:p text:style-name="P35">Die erlaubten HTML-Tags können nun auf Gruppenebene festgelegt werden. Die Filterung erfolgt beim Speichern einer Seite mit der Funktion strip_tags (<text:a xlink:type="simple" xlink:href="http://php.net/manual/de/function.strip-tags.php" text:style-name="Internet_20_link" text:visited-style-name="Visited_20_Internet_20_Link">http://php.net/manual/de/function.strip-tags.php</text:a>). <text:span text:style-name="T31">Wenn das Textfeld leer ist, erfolgt keine Filterung. </text:span></text:p>
      <text:p text:style-name="Text_20_body"><draw:frame draw:style-name="fr3" draw:name="Rahmen6" text:anchor-type="paragraph" svg:width="15.293cm" draw:z-index="15"><draw:text-box fo:min-height="2.725cm"><text:p text:style-name="Illustration"><draw:frame draw:style-name="fr5" draw:name="Rahmen10" text:anchor-type="paragraph" svg:x="-0.926cm" svg:y="0.212cm" svg:width="15.293cm" style:rel-width="100%" svg:height="2.725cm" style:rel-height="scale-min" draw:z-index="28"><draw:text-box><text:p text:style-name="Illustration"><draw:frame draw:style-name="fr2" draw:name="Bild11" text:anchor-type="as-char" svg:width="15.293cm" style:rel-width="100%" svg:height="2.725cm" style:rel-height="scale" draw:z-index="38"><draw:image xlink:href="Pictures/10000000000002420000006758D9491B06A0F7DE.png" xlink:type="simple" xlink:show="embed" xlink:actuate="onLoad"/></draw:frame><text:line-break/>Abbildung <text:sequence text:ref-name="refIllustration11" text:name="Illustration" text:formula="ooow:Illustration+1" style:num-format="1">3</text:sequence>: Textfeld zur Filterung von HTML-Tags</text:p></draw:text-box></draw:frame><text:change text:change-id="ct122777144"/> <text:change text:change-id="ct122777024"/></text:p></draw:text-box></draw:frame></text:p>
      <text:p text:style-name="Text_20_body"/>
      <text:p text:style-name="Text_20_body"/>
      <text:p text:style-name="Text_20_body"/>
      <text:p text:style-name="P26"/>
      <text:p text:style-name="P36"><text:span text:style-name="T1">Der Standardwert ist:</text:span><text:line-break/>&lt;a&gt;&lt;abbr&gt;&lt;address&gt;&lt;area&gt;&lt;article&gt;&lt;aside&gt;&lt;audio&gt;&lt;b&gt;&lt;bdi&gt;&lt;bdo&gt;&lt;blockquote&gt;&lt;br/&gt;&lt;br&gt;&lt;button&gt;&lt;canvas&gt;&lt;caption&gt;&lt;cite&gt;&lt;code&gt;&lt;<text:span text:style-name="T32">4</text:span>col&gt;&lt;colgroup&gt;&lt;command&gt;&lt;data&gt;&lt;datalist&gt;&lt;dd&gt;&lt;del&gt;&lt;details&gt;&lt;dfn&gt;&lt;div&gt;&lt;dl&gt;&lt;dt&gt;&lt;em&gt;&lt;embed&gt;&lt;fieldset&gt;&lt;figcaption&gt;&lt;figure&gt;&lt;font&gt;&lt;footer&gt;&lt;form&gt;&lt;header&gt;&lt;hgroup&gt;&lt;hr&gt;&lt;i&gt;&lt;iframe&gt;&lt;img&gt;&lt;input&gt;&lt;ins&gt;&lt;kbd&gt;&lt;keygen&gt;&lt;label&gt;&lt;legend&gt;&lt;li&gt;&lt;map&gt;&lt;mark&gt;&lt;math&gt;&lt;menu&gt;&lt;meter&gt;&lt;nav&gt;&lt;object&gt;&lt;ol&gt;&lt;optgroup&gt;&lt;option&gt;&lt;output&gt;&lt;p&gt;&lt;param&gt;&lt;pre&gt;&lt;progress&gt;&lt;q&gt;&lt;rp&gt;&lt;rt&gt;&lt;ruby&gt;&lt;s&gt;&lt;samp&gt;&lt;section&gt;&lt;select&gt;&lt;small&gt;&lt;source&gt;&lt;span&gt;&lt;strong&gt;&lt;sub&gt;&lt;summary&gt;&lt;sup&gt;&lt;svg&gt;&lt;table&gt;&lt;tbody&gt;&lt;td&gt;&lt;textarea&gt;&lt;tfoot&gt;&lt;th&gt;&lt;thead&gt;&lt;time&gt;&lt;tr&gt;&lt;track&gt;&lt;u&gt;&lt;ul&gt;&lt;var&gt;&lt;video&gt;&lt;wbr&gt;</text:p>
      <text:p text:style-name="P36"/>
      <text:h text:style-name="P88" text:outline-level="2"/>
      <text:h text:style-name="P15" text:outline-level="2"><text:bookmark-start text:name="__RefHeading___Toc6308_1558993862"/>Hinweis wenn Mobile_Detect nicht installiert ist.<text:bookmark-end text:name="__RefHeading___Toc6308_1558993862"/></text:h>
      <text:p text:style-name="P25">Es wird nun ein Hinweis angezeigt, wenn man ein "Design für Mobilgeräte" festlegt und Mobile_Detect nicht installiert ist.</text:p>
      <text:p text:style-name="P25"><draw:frame draw:style-name="fr3" draw:name="Rahmen8" text:anchor-type="paragraph" svg:width="17.013cm" draw:z-index="16"><draw:text-box fo:min-height="2.212cm"><text:p text:style-name="Illustration"><draw:frame draw:style-name="fr2" draw:name="Bild12" text:anchor-type="as-char" svg:width="17.013cm" style:rel-width="100%" svg:height="2.212cm" style:rel-height="scale" draw:z-index="19"><draw:image xlink:href="Pictures/1000000000000374000000735C9A3BE6E3EEF920.png" xlink:type="simple" xlink:show="embed" xlink:actuate="onLoad"/></draw:frame><text:line-break/>Abbildung <text:sequence text:ref-name="refIllustration12" text:name="Illustration" text:formula="ooow:Illustration+1" style:num-format="1">4</text:sequence>: Hinweis auf fehlendes Mobile_Detect Modul</text:p></draw:text-box></draw:frame></text:p>
      <text:h text:style-name="Heading_20_2" text:outline-level="2"><text:bookmark-start text:name="__RefHeading___Toc6982_1558993862"/>Benutzer können nach Gruppe gefiltert werden<text:bookmark-end text:name="__RefHeading___Toc6982_1558993862"/></text:h>
      <text:p text:style-name="P37">In der Benutzerverwaltung wurde eine Dropdownliste zum Filtern der Benutzerliste nach Gruppen hinzugefügt.</text:p>
      <text:p text:style-name="P37"><draw:frame draw:style-name="fr3" draw:name="Rahmen12" text:anchor-type="paragraph" svg:width="17.013cm" draw:z-index="17"><draw:text-box fo:min-height="3.607cm"><text:p text:style-name="Illustration"><draw:frame draw:style-name="fr2" draw:name="Bild13" text:anchor-type="as-char" svg:width="17.013cm" style:rel-width="100%" svg:height="3.607cm" style:rel-height="scale" draw:z-index="20"><draw:image xlink:href="Pictures/1000000000000380000000BE0259E180FB398D61.png" xlink:type="simple" xlink:show="embed" xlink:actuate="onLoad"/></draw:frame><text:line-break/>Abbildung <text:sequence text:ref-name="refIllustration13" text:name="Illustration" text:formula="ooow:Illustration+1" style:num-format="1">5</text:sequence>: Gruppenfilter</text:p></draw:text-box></draw:frame></text:p>
      <text:p text:style-name="P38">Außerdem wurde in der Gruppenverwaltung ein Icon, welches auf die gefilterte Benutzerliste verlinkt, hinzugefügt.</text:p>
      <text:p text:style-name="P38"><draw:frame draw:style-name="fr3" draw:name="Rahmen13" text:anchor-type="paragraph" svg:width="17.013cm" draw:z-index="18"><draw:text-box fo:min-height="1.984cm"><text:p text:style-name="Illustration"><draw:frame draw:style-name="fr2" draw:name="Bild14" text:anchor-type="as-char" svg:width="17.013cm" style:rel-width="100%" svg:height="1.984cm" style:rel-height="scale" draw:z-index="21"><draw:image xlink:href="Pictures/10000201000003950000006BCED906A330FCF1E7.png" xlink:type="simple" xlink:show="embed" xlink:actuate="onLoad"/></draw:frame><text:line-break/>Abbildung <text:sequence text:ref-name="refIllustration14" text:name="Illustration" text:formula="ooow:Illustration+1" style:num-format="1">6</text:sequence>: Icon mit Link zur Gruppe</text:p></draw:text-box></draw:frame></text:p>
      <text:h text:style-name="P88" text:outline-level="2"><text:change-end text:change-id="ct122776784"/><text:change-start text:change-id="ct376387816"/></text:h>
      <text:h text:style-name="P15" text:outline-level="2"><text:bookmark-start text:name="__RefHeading___Toc3577_375623537"/><text:change-end text:change-id="ct376387816"/><text:change-start text:change-id="ct122776064"/>Es kann nun eine Standardsprache je Benutzer ausgewählt werden<text:bookmark-end text:name="__RefHeading___Toc3577_375623537"/></text:h>
      <text:p text:style-name="P70"><text:change-end text:change-id="ct122776064"/><text:change-start text:change-id="ct376387696"/>Es kann nun eine Standarsprache je Benutzer festgelegt werden. Zum Loginformular wurde dir vorausgewählte Option <text:change-end text:change-id="ct376387696"/><text:change-start text:change-id="ct376388416"/>„[Standard]“ hinzugefügt. Sofern nicht anders ausgewählt, wird die eingestellte Sprache des Benutzers geladen. Wenn der Benutzer keine Sprache ge<text:change-end text:change-id="ct376388416"/><text:change-start text:change-id="ct376388296"/>setzt hat, und beim Login keine Sprache auswählt, wird die in der Einstellung system_language konfigurierte Sprache verwendet.<text:change-end text:change-id="ct376388296"/><text:change-start text:change-id="ct128524168"/></text:p>
      <text:p text:style-name="P70"><draw:frame draw:style-name="fr3" draw:name="Rahmen14" text:anchor-type="paragraph" svg:width="17.013cm" draw:z-index="22"><draw:text-box fo:min-height="1.12cm"><text:p text:style-name="Illustration"><draw:frame draw:style-name="fr9" draw:name="Bild15" text:anchor-type="as-char" svg:width="17.013cm" style:rel-width="100%" svg:height="1.12cm" style:rel-height="scale" draw:z-index="23"><draw:image xlink:href="Pictures/100000000000038E0000003C9BB9820EA02DEC88.png" xlink:type="simple" xlink:show="embed" xlink:actuate="onLoad"/></draw:frame><text:line-break/>Abbildung <text:sequence text:ref-name="refIllustration0" text:name="Illustration" text:formula="ooow:Illustration+1" style:num-format="1">7</text:sequence>: Auswahl für Standardsprache</text:p></draw:text-box></draw:frame></text:p>
      <text:p text:style-name="P70"><draw:frame draw:style-name="fr3" draw:name="Rahmen15" text:anchor-type="paragraph" svg:width="17.013cm" draw:z-index="24"><draw:text-box fo:min-height="5.489cm"><text:p text:style-name="Illustration"><draw:frame draw:style-name="fr9" draw:name="Bild16" text:anchor-type="as-char" svg:width="17.013cm" style:rel-width="100%" svg:height="5.489cm" style:rel-height="scale" draw:z-index="25"><draw:image xlink:href="Pictures/100002010000039200000127FE1981D4C512886A.png" xlink:type="simple" xlink:show="embed" xlink:actuate="onLoad"/></draw:frame><text:line-break/>Abbildung <text:sequence text:ref-name="refIllustration1" text:name="Illustration" text:formula="ooow:Illustration+1" style:num-format="1">8</text:sequence>: Sprachauswahl beim Login</text:p></draw:text-box></draw:frame><text:change-end text:change-id="ct128524168"/><text:change-start text:change-id="ct122776184"/></text:p>
      <text:h text:style-name="P1" text:outline-level="1"><text:bookmark-start text:name="__RefHeading___Toc3579_375623537"/><text:change-end text:change-id="ct122776184"/><text:change text:change-id="ct122777624"/><text:change text:change-id="ct122777384"/><text:change text:change-id="ct122776544"/><text:change text:change-id="ct122776424"/><text:change text:change-id="ct122776304"/><text:change-start text:change-id="ct122777744"/><text:span text:style-name="T30">D</text:span><text:change-end text:change-id="ct122777744"/>urchführung der Installation<text:bookmark-end text:name="__RefHeading___Toc3579_375623537"/></text:h>
      <text:list xml:id="list3846233302190231061" text:style-name="L8">
        <text:list-item>
          <text:p text:style-name="P50"><text:span text:style-name="T22">E</text:span><text:span text:style-name="T21">ntpacken Sie die heruntergeladene zip-Datei.Verbinden Sie sich pe</text:span>r FTP mit dem Webserver und laden Sie den Inhalt des Ordners „ulicms“ in den Hauptordner oder einen Unterordner hoch.</text:p>
        </text:list-item>
        <text:list-item>
          <text:p text:style-name="P51">Wenn Sie UliCMS in de<text:span text:style-name="T26">m</text:span> Hauptordner hochgeladen haben, rufen Sie [www.ihredomain.de]/installer im Browser auf.</text:p>
        </text:list-item>
        <text:list-item>
          <text:p text:style-name="P51">Wenn Sie UliCMS in eine<text:span text:style-name="T26">m</text:span> Unterordner hochgeladen haben, rufen Sie [www.ihredomain.de]/[ihr-unterordner]/installer im Browser auf.<text:line-break/>Die eckigen Klammern sind Platzhalter.</text:p>
        </text:list-item>
        <text:list-item>
          <text:p text:style-name="P51">Folgen Sie den Anweisungen des Installationsassistenten.</text:p>
        </text:list-item>
        <text:list-item>
          <text:p text:style-name="P52"><text:bookmark-start text:name="__RefHeading__616_716240178"/>Löschen Sie nach erfolgreichen Abschluss der Installation den Ordner „installer“ vom Server.<text:bookmark-end text:name="__RefHeading__616_716240178"/><text:change-start text:change-id="ct122778824"/></text:p>
        </text:list-item>
      </text:list>
      <text:h text:style-name="Heading_20_1" text:outline-level="1"><text:bookmark-start text:name="__RefHeading___Toc6932_1558993862"/><text:change-end text:change-id="ct122778824"/><text:change text:change-id="ct122778944"/>Durchführung eines Upgrades<text:bookmark-end text:name="__RefHeading___Toc6932_1558993862"/></text:h>
      <text:p text:style-name="P20"><text:span text:style-name="T7">Ein Upgrade kann nur von UliCMS 2017.1</text:span><text:change text:change-id="ct122779424"/><text:change-start text:change-id="ct122779304"/><text:span text:style-name="T7">,</text:span><text:change-end text:change-id="ct122779304"/><text:span text:style-name="T9"> UliCMS 2017.2</text:span><text:span text:style-name="T7"> </text:span><text:change-start text:change-id="ct122779184"/><text:span text:style-name="T23">oder UliCMS 2017.3 </text:span><text:change-end text:change-id="ct122779184"/><text:span text:style-name="T7">auf UliCMS 2017.</text:span><text:span text:style-name="T9">3</text:span><text:span text:style-name="T7"> erfolgen. Ein Upgrade von </text:span><text:span text:style-name="T19">UliCMS 9.8.x und älteren Versionen erfordert dass Sie zuerst auf UliCMS 2017.1 aktualisieren und </text:span><text:span text:style-name="T20">anschließend</text:span><text:span text:style-name="T19"> auf UliCMS 2017.</text:span><text:span text:style-name="T9">3</text:span><text:span text:style-name="T19">.</text:span></text:p>
      <text:list xml:id="list8351009806483857266" text:style-name="L9">
        <text:list-item>
          <text:p text:style-name="P53">Entpacken Sie das heruntergeladene Upgrade-Paket.</text:p>
        </text:list-item>
        <text:list-item>
          <text:p text:style-name="P5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12358360043092" text:continue-numbering="true" text:style-name="L9">
        <text:list-item>
          <text:p text:style-name="P57"><draw:frame draw:style-name="fr4" draw:name="Rahmen7" text:anchor-type="paragraph" svg:x="2.708cm" svg:y="-0.171cm" svg:width="6.881cm" draw:z-index="12"><draw:text-box fo:min-height="8.183cm"><text:p text:style-name="Illustration"><draw:frame draw:style-name="fr10" draw:name="Bild10" text:anchor-type="paragraph" svg:width="6.881cm" svg:height="8.183cm" style:rel-height="scale" draw:z-index="29"><draw:image xlink:href="Pictures/100002010000013D0000017980A4DBF7064F7A26.png" xlink:type="simple" xlink:show="embed" xlink:actuate="onLoad"/></draw:frame><text:change text:change-id="ct123234656"/><text:change text:change-id="ct122777264"/> Abbildung <text:sequence text:ref-name="refIllustration15" text:name="Illustration" text:formula="ooow:Illustration+1" style:num-format="1">9</text:sequence>: Abbildung, setzen der Datei-Berechtigungen auf dem FTP-Server<text:line-break/></text:p></draw:text-box></draw:frame>Wenn Sie UliCMS in de<text:span text:style-name="T26">m</text:span> Hauptordner <text:span text:style-name="T26">installiert</text:span> haben, rufen Sie [www.ihredomain.de]/<text:span text:style-name="T26">update.php</text:span> im Browser auf.</text:p>
        </text:list-item>
        <text:list-item>
          <text:p text:style-name="P58">Wenn Sie UliCMS in einen Unterordner hochgeladen haben, rufen Sie [www.ihredomain.de]/[ihr-unterordner]/<text:span text:style-name="T26">update.php</text:span> im Browser auf.<text:line-break/>Die eckigen Klammern sind Platzhalter.<text:line-break/><text:span text:style-name="T26">Das update-Skript aktualisiert die Datenbank.</text:span></text:p>
        </text:list-item>
        <text:list-item>
          <text:p text:style-name="P59">Loggen Sie sich nun in das CMS ein, prüfen Sie, ob eine Paketquelle für diese Version von UliCMS ausgewählt ist.</text:p>
        </text:list-item>
        <text:list-item>
          <text:p text:style-name="P60">Falls Patches für UliCMS verfügbar sind, installieren Sie diese.</text:p>
        </text:list-item>
        <text:list-item>
          <text:p text:style-name="P61">Leeren Sie den Cache des CMS.</text:p>
        </text:list-item>
        <text:list-item>
          <text:p text:style-name="P62">Rufen Sie „Pakete“ auf, und merken Sie sich alle Pakete, deren Versionsnummer rot markiert ist. Installieren Sie die neuen Versionen dieser Pakete.</text:p>
        </text:list-item>
        <text:list-item>
          <text:p text:style-name="P62">Falls Probleme mit Modulen und Themes auftreten, die nicht aus der Paketquelle stammen, prüfen Sie, ob von diesen Paketen beim Hersteller eine neue Version verfügbar ist, und installieren Sie diese gegebenenfalls.</text:p>
        </text:list-item>
      </text:list>
      <text:h text:style-name="P81" text:outline-level="1"><text:bookmark-start text:name="__RefHeading___Toc734_1061336504"/>Benötigen Sie Hilfe?<text:bookmark-end text:name="__RefHeading___Toc734_1061336504"/></text:h>
      <text:p text:style-name="P30"><text:span text:style-name="T27">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7">http://www.ulicms.de/kontakt.html</text:span></text:a><text:span text:style-name="T27"> oder auf Facebook </text:span><text:a xlink:type="simple" xlink:href="https://www.facebook.com/UliCMS9" text:style-name="Internet_20_link" text:visited-style-name="Visited_20_Internet_20_Link"><text:span text:style-name="T27">https://www.facebook.com/UliCMS9</text:span></text:a><text:span text:style-name="T27">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4"><text:s/>Abbildung 1: Sprachenauswahl in der Gruppe<text:tab/>3</text:p>
          <text:p text:style-name="P94"><text:s/>Abbildung 2: Schnipsel Code<text:tab/>4</text:p>
          <text:p text:style-name="P94"><text:s/>Abbildung 3: Textfeld zur Filterung von HTML-Tags<text:tab/>4</text:p>
          <text:p text:style-name="P94"><text:s/>Abbildung 4: Hinweis auf fehlendes Mobile_Detect Modul<text:tab/>5</text:p>
          <text:p text:style-name="P94"><text:s/>Abbildung 5: Gruppenfilter<text:tab/>5</text:p>
          <text:p text:style-name="P94"><text:s/>Abbildung 6: Icon mit Link zur Gruppe<text:tab/>5</text:p>
          <text:p text:style-name="P94"><text:s/>Abbildung 7: Auswahl für Standardsprache<text:tab/>6</text:p>
          <text:p text:style-name="P94"><text:s/>Abbildung 8: Sprachauswahl beim Login<text:tab/>6</text:p>
          <text:p text:style-name="P94"><text:s/>Abbildung 9: Abbildung, setzen der Datei-Berechtigungen auf dem FTP-Server<text:tab/>8</text:p>
        </text:index-body>
      </text:illustration-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6-12T21:23:56.680999863">12.06.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0H40M46S</meta:editing-duration>
    <meta:editing-cycles>787</meta:editing-cycles>
    <meta:generator>LibreOffice/5.2.7.2$Windows_x86 LibreOffice_project/2b7f1e640c46ceb28adf43ee075a6e8b8439ed10</meta:generator>
    <dc:date>2017-06-12T21:23:56.513000000</dc:date>
    <meta:document-statistic meta:table-count="0" meta:image-count="16" meta:object-count="0" meta:page-count="11" meta:paragraph-count="132" meta:word-count="1150" meta:character-count="9139" meta:non-whitespace-character-count="8146"/>
  </office:meta>
</office:document-meta>
</file>